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108, R109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70" calcext:value-type="float">
            <text:p>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13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4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5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6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7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1, C1402, C1403, C1404, C1512, C1513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5, C1522, C1521, C1516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7, C1515, C1511, C1504, C1523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2" calcext:value-type="float">
            <text:p>3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1718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3, C1502, C1501, C1821, C1822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, AE1502</text:p>
          </table:table-cell>
          <table:table-cell office:value-type="string" calcext:value-type="string">
            <text:p>Antenna</text:p>
          </table:table-cell>
          <table:table-cell table:formula="of:=LEN([.A122])-LEN(SUBSTITUTE([.A1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4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, J1502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1, J1802</text:p>
          </table:table-cell>
          <table:table-cell office:value-type="string" calcext:value-type="string">
            <text:p>MHF4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string" calcext:value-type="string">
            <text:p>SMD</text:p>
          </table:table-cell>
          <table:table-cell office:value-type="string" calcext:value-type="string">
            <text:p>dvk-mx8m-bsb:MHF4_20449-001E</text:p>
          </table:table-cell>
          <table:table-cell office:value-type="string" calcext:value-type="string">
            <text:p>http://www.taoglas.com/images/product_images/original_images/RECE.20449.001E.01.pdf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RECE-20449-001E-01</text:p>
          </table:table-cell>
          <table:table-cell office:value-type="string" calcext:value-type="string">
            <text:p>960-RECE20449-001E01</text:p>
          </table:table-cell>
          <table:table-cell office:value-type="string" calcext:value-type="string">
            <text:p>https://www.mouser.com/ProductDetail/Taoglas/RECE-20449-001E-01?qs=%2fha2pyFaduhuIY4wWTVKB6roJgz9SHYsLjNmpvVxDNcgjaumesx7oRkp8dxIiEM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ECE-20449-001E-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4])-LEN(SUBSTITUTE([.A14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8])-LEN(SUBSTITUTE([.A148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18" calcext:value-type="float">
            <text:p>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L1801, L1802, </text:span>L2301, L2302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0">00/00/0000</text:date>, <text:time style:data-style-name="N2" text:time-value="16:11:08.853400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30T16:11:20.076924288</dc:date>
    <meta:editing-duration>PT4H9M41S</meta:editing-duration>
    <meta:editing-cycles>105</meta:editing-cycles>
    <meta:generator>LibreOffice/6.0.5.2$Linux_X86_64 LibreOffice_project/00$Build-2</meta:generator>
    <meta:document-statistic meta:table-count="1" meta:cell-count="1435" meta:object-count="0"/>
  </office:meta>
</office:document-meta>
</file>